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98"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99"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1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1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1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10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10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1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1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1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1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1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11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11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11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11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11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11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11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11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11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11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12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12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12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12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12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12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12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12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12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12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13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13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13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13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13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13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13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13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13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13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14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1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1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1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1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1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1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1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1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149"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150"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15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15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15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15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15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15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15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15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15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16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16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16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163"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164" style:family="paragraph" style:parent-style-name="Normal_20__28_Web_29_" style:master-page-name="Standard">
      <style:paragraph-properties style:page-number="auto"/>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d93ecfe" style:font-style-asian="italic" style:font-style-complex="italic"/>
    </style:style>
    <style:style style:name="T4" style:family="text">
      <style:text-properties fo:font-style="italic" officeooo:rsid="1db1534b" style:font-style-asian="italic" style:font-style-complex="italic"/>
    </style:style>
    <style:style style:name="T5" style:family="text">
      <style:text-properties fo:font-style="italic" officeooo:rsid="1dbe51b9" style:font-style-asian="italic" style:font-style-complex="italic"/>
    </style:style>
    <style:style style:name="T6" style:family="text">
      <style:text-properties fo:font-style="italic" officeooo:rsid="1df5bc74" style:font-style-asian="italic" style:font-style-complex="italic"/>
    </style:style>
    <style:style style:name="T7" style:family="text">
      <style:text-properties fo:font-style="italic" officeooo:rsid="1e27de83" style:font-style-asian="italic" style:font-style-complex="italic"/>
    </style:style>
    <style:style style:name="T8" style:family="text">
      <style:text-properties fo:font-style="italic" officeooo:rsid="1e2bd808" style:font-style-asian="italic" style:font-style-complex="italic"/>
    </style:style>
    <style:style style:name="T9" style:family="text">
      <style:text-properties fo:font-style="italic" officeooo:rsid="1e3c1ec1" style:font-style-asian="italic" style:font-style-complex="italic"/>
    </style:style>
    <style:style style:name="T10" style:family="text">
      <style:text-properties fo:font-style="italic" officeooo:rsid="1e472f3a" style:font-style-asian="italic" style:font-style-complex="italic"/>
    </style:style>
    <style:style style:name="T11" style:family="text">
      <style:text-properties fo:font-style="italic" officeooo:rsid="1e4a9b5d" style:font-style-asian="italic" style:font-style-complex="italic"/>
    </style:style>
    <style:style style:name="T12" style:family="text">
      <style:text-properties fo:font-style="italic" officeooo:rsid="1e504880" style:font-style-asian="italic" style:font-style-complex="italic"/>
    </style:style>
    <style:style style:name="T13" style:family="text">
      <style:text-properties fo:font-style="italic" officeooo:rsid="1e78a967" style:font-style-asian="italic" style:font-style-complex="italic"/>
    </style:style>
    <style:style style:name="T14" style:family="text">
      <style:text-properties fo:font-style="italic" officeooo:rsid="1e83bfbb" style:font-style-asian="italic" style:font-style-complex="italic"/>
    </style:style>
    <style:style style:name="T15" style:family="text">
      <style:text-properties fo:font-style="italic" officeooo:rsid="1e872cee" style:font-style-asian="italic" style:font-style-complex="italic"/>
    </style:style>
    <style:style style:name="T16" style:family="text">
      <style:text-properties fo:font-style="italic" officeooo:rsid="1e88ba64" style:font-style-asian="italic" style:font-style-complex="italic"/>
    </style:style>
    <style:style style:name="T17" style:family="text">
      <style:text-properties fo:font-style="italic" officeooo:rsid="1e93c69e" style:font-style-asian="italic" style:font-style-complex="italic"/>
    </style:style>
    <style:style style:name="T18" style:family="text">
      <style:text-properties fo:font-style="italic" officeooo:rsid="1e9e5965" style:font-style-asian="italic" style:font-style-complex="italic"/>
    </style:style>
    <style:style style:name="T19" style:family="text">
      <style:text-properties fo:font-style="italic" officeooo:rsid="1ea86144" style:font-style-asian="italic" style:font-style-complex="italic"/>
    </style:style>
    <style:style style:name="T20" style:family="text">
      <style:text-properties fo:font-style="italic" officeooo:rsid="1eaa0683" style:font-style-asian="italic" style:font-style-complex="italic"/>
    </style:style>
    <style:style style:name="T21" style:family="text">
      <style:text-properties fo:font-style="italic" officeooo:rsid="1eb579bb" style:font-style-asian="italic" style:font-style-complex="italic"/>
    </style:style>
    <style:style style:name="T22" style:family="text">
      <style:text-properties fo:font-style="italic" officeooo:rsid="1eb965bb" style:font-style-asian="italic" style:font-style-complex="italic"/>
    </style:style>
    <style:style style:name="T23" style:family="text">
      <style:text-properties fo:font-style="italic" officeooo:rsid="1ee6b53f" style:font-style-asian="italic" style:font-style-complex="italic"/>
    </style:style>
    <style:style style:name="T24" style:family="text">
      <style:text-properties fo:font-style="italic" officeooo:rsid="1efe4819" style:font-style-asian="italic" style:font-style-complex="italic"/>
    </style:style>
    <style:style style:name="T25" style:family="text">
      <style:text-properties fo:font-style="italic" officeooo:rsid="1f075e52" style:font-style-asian="italic" style:font-style-complex="italic"/>
    </style:style>
    <style:style style:name="T26" style:family="text">
      <style:text-properties fo:font-style="italic" officeooo:rsid="1f105b47" style:font-style-asian="italic" style:font-style-complex="italic"/>
    </style:style>
    <style:style style:name="T27" style:family="text">
      <style:text-properties fo:font-style="italic" officeooo:rsid="1f1332e4" style:font-style-asian="italic" style:font-style-complex="italic"/>
    </style:style>
    <style:style style:name="T28" style:family="text">
      <style:text-properties fo:font-style="italic" officeooo:rsid="1f2f9caa" style:font-style-asian="italic" style:font-style-complex="italic"/>
    </style:style>
    <style:style style:name="T29" style:family="text">
      <style:text-properties fo:font-style="italic" officeooo:rsid="1f348019" style:font-style-asian="italic" style:font-style-complex="italic"/>
    </style:style>
    <style:style style:name="T30" style:family="text">
      <style:text-properties fo:font-style="italic" officeooo:rsid="1f448b6c" style:font-style-asian="italic" style:font-style-complex="italic"/>
    </style:style>
    <style:style style:name="T31" style:family="text">
      <style:text-properties fo:font-style="italic" officeooo:rsid="1f5e9694" style:font-style-asian="italic" style:font-style-complex="italic"/>
    </style:style>
    <style:style style:name="T32" style:family="text">
      <style:text-properties fo:font-style="italic" officeooo:rsid="1f6a940f" style:font-style-asian="italic" style:font-style-complex="italic"/>
    </style:style>
    <style:style style:name="T33" style:family="text">
      <style:text-properties fo:font-style="italic" officeooo:rsid="1f7531d0" style:font-style-asian="italic" style:font-style-complex="italic"/>
    </style:style>
    <style:style style:name="T34" style:family="text">
      <style:text-properties fo:font-style="italic" officeooo:rsid="1f790108" style:font-style-asian="italic" style:font-style-complex="italic"/>
    </style:style>
    <style:style style:name="T35" style:family="text">
      <style:text-properties fo:font-style="italic" officeooo:rsid="1f7f172a" style:font-style-asian="italic" style:font-style-complex="italic"/>
    </style:style>
    <style:style style:name="T36" style:family="text">
      <style:text-properties fo:font-style="italic" officeooo:rsid="1f9c3649" style:font-style-asian="italic" style:font-style-complex="italic"/>
    </style:style>
    <style:style style:name="T37" style:family="text">
      <style:text-properties fo:font-style="italic" officeooo:rsid="1fa44f50" style:font-style-asian="italic" style:font-style-complex="italic"/>
    </style:style>
    <style:style style:name="T38" style:family="text">
      <style:text-properties fo:font-style="italic" officeooo:rsid="1fb731f5" style:font-style-asian="italic" style:font-style-complex="italic"/>
    </style:style>
    <style:style style:name="T39" style:family="text">
      <style:text-properties fo:font-style="italic" officeooo:rsid="1febb3a1" style:font-style-asian="italic" style:font-style-complex="italic"/>
    </style:style>
    <style:style style:name="T40" style:family="text">
      <style:text-properties fo:font-style="italic" officeooo:rsid="1ff409a1" style:font-style-asian="italic" style:font-style-complex="italic"/>
    </style:style>
    <style:style style:name="T41" style:family="text">
      <style:text-properties fo:font-style="italic" officeooo:rsid="1ff8d4df" style:font-style-asian="italic" style:font-style-complex="italic"/>
    </style:style>
    <style:style style:name="T42" style:family="text">
      <style:text-properties fo:font-style="italic" officeooo:rsid="1ffd2a34" style:font-style-asian="italic" style:font-style-complex="italic"/>
    </style:style>
    <style:style style:name="T43" style:family="text">
      <style:text-properties fo:font-style="italic" officeooo:rsid="201fa01c" style:font-style-asian="italic" style:font-style-complex="italic"/>
    </style:style>
    <style:style style:name="T44" style:family="text">
      <style:text-properties fo:font-style="italic" officeooo:rsid="20391b42" style:font-style-asian="italic" style:font-style-complex="italic"/>
    </style:style>
    <style:style style:name="T45" style:family="text">
      <style:text-properties fo:font-style="italic" officeooo:rsid="20585497" style:font-style-asian="italic" style:font-style-complex="italic"/>
    </style:style>
    <style:style style:name="T46" style:family="text">
      <style:text-properties fo:font-style="italic" officeooo:rsid="20628892" style:font-style-asian="italic" style:font-style-complex="italic"/>
    </style:style>
    <style:style style:name="T47" style:family="text">
      <style:text-properties fo:font-style="italic" officeooo:rsid="20cf02b0" style:font-style-asian="italic" style:font-style-complex="italic"/>
    </style:style>
    <style:style style:name="T48" style:family="text">
      <style:text-properties fo:font-style="italic" officeooo:rsid="20e6fc81" style:font-style-asian="italic" style:font-style-complex="italic"/>
    </style:style>
    <style:style style:name="T49" style:family="text">
      <style:text-properties fo:font-style="italic" officeooo:rsid="20eba642" style:font-style-asian="italic" style:font-style-complex="italic"/>
    </style:style>
    <style:style style:name="T50" style:family="text">
      <style:text-properties fo:font-style="italic" officeooo:rsid="20fe2d7f" style:font-style-asian="italic" style:font-style-complex="italic"/>
    </style:style>
    <style:style style:name="T51" style:family="text">
      <style:text-properties fo:font-style="italic" officeooo:rsid="21099b3b" style:font-style-asian="italic" style:font-style-complex="italic"/>
    </style:style>
    <style:style style:name="T52" style:family="text">
      <style:text-properties fo:font-style="italic" officeooo:rsid="212bc6d2" style:font-style-asian="italic" style:font-style-complex="italic"/>
    </style:style>
    <style:style style:name="T53" style:family="text">
      <style:text-properties fo:font-style="italic" officeooo:rsid="212fe0fc" style:font-style-asian="italic" style:font-style-complex="italic"/>
    </style:style>
    <style:style style:name="T54" style:family="text">
      <style:text-properties fo:font-style="italic" officeooo:rsid="2144b29c" style:font-style-asian="italic" style:font-style-complex="italic"/>
    </style:style>
    <style:style style:name="T55" style:family="text">
      <style:text-properties fo:font-style="italic" officeooo:rsid="2153d519" style:font-style-asian="italic" style:font-style-complex="italic"/>
    </style:style>
    <style:style style:name="T56" style:family="text">
      <style:text-properties fo:font-style="italic" officeooo:rsid="2175a86a" style:font-style-asian="italic" style:font-style-complex="italic"/>
    </style:style>
    <style:style style:name="T57" style:family="text">
      <style:text-properties fo:font-style="italic" officeooo:rsid="21a555c1" style:font-style-asian="italic" style:font-style-complex="italic"/>
    </style:style>
    <style:style style:name="T58" style:family="text">
      <style:text-properties fo:font-style="italic" officeooo:rsid="21c00a41" style:font-style-asian="italic" style:font-style-complex="italic"/>
    </style:style>
    <style:style style:name="T59" style:family="text">
      <style:text-properties fo:font-style="italic" officeooo:rsid="21ef8b86" style:font-style-asian="italic" style:font-style-complex="italic"/>
    </style:style>
    <style:style style:name="T60" style:family="text">
      <style:text-properties fo:font-style="italic" officeooo:rsid="2248a4a6" style:font-style-asian="italic" style:font-style-complex="italic"/>
    </style:style>
    <style:style style:name="T61" style:family="text">
      <style:text-properties fo:font-style="italic" officeooo:rsid="224c666e" style:font-style-asian="italic" style:font-style-complex="italic"/>
    </style:style>
    <style:style style:name="T62" style:family="text">
      <style:text-properties fo:font-style="italic" officeooo:rsid="225d6a13" style:font-style-asian="italic" style:font-style-complex="italic"/>
    </style:style>
    <style:style style:name="T63" style:family="text">
      <style:text-properties fo:font-style="italic" officeooo:rsid="22b4456e" style:font-style-asian="italic" style:font-style-complex="italic"/>
    </style:style>
    <style:style style:name="T64" style:family="text">
      <style:text-properties fo:font-style="italic" fo:font-weight="normal" officeooo:rsid="230be74c" style:font-style-asian="italic" style:font-weight-asian="normal" style:font-style-complex="italic" style:font-weight-complex="normal"/>
    </style:style>
    <style:style style:name="T65" style:family="text">
      <style:text-properties fo:font-variant="normal" fo:text-transform="none"/>
    </style:style>
    <style:style style:name="T66" style:family="text">
      <style:text-properties fo:font-variant="normal" fo:text-transform="none" officeooo:rsid="1dc0f6fe"/>
    </style:style>
    <style:style style:name="T67" style:family="text">
      <style:text-properties fo:font-variant="normal" fo:text-transform="none" officeooo:rsid="1dc2df9f"/>
    </style:style>
    <style:style style:name="T68" style:family="text">
      <style:text-properties fo:font-variant="normal" fo:text-transform="none" officeooo:rsid="1dc3f694"/>
    </style:style>
    <style:style style:name="T69" style:family="text">
      <style:text-properties fo:font-variant="normal" fo:text-transform="none" officeooo:rsid="1dc435d3"/>
    </style:style>
    <style:style style:name="T70" style:family="text">
      <style:text-properties fo:font-variant="normal" fo:text-transform="none" officeooo:rsid="1dc5c7c3"/>
    </style:style>
    <style:style style:name="T71" style:family="text">
      <style:text-properties fo:font-variant="normal" fo:text-transform="none" officeooo:rsid="1dc738d1"/>
    </style:style>
    <style:style style:name="T72" style:family="text">
      <style:text-properties fo:font-variant="normal" fo:text-transform="none" officeooo:rsid="1dc864d3"/>
    </style:style>
    <style:style style:name="T73" style:family="text">
      <style:text-properties fo:font-variant="normal" fo:text-transform="none" officeooo:rsid="1dc975c0"/>
    </style:style>
    <style:style style:name="T74" style:family="text">
      <style:text-properties fo:font-variant="normal" fo:text-transform="none" officeooo:rsid="1dc98471"/>
    </style:style>
    <style:style style:name="T75" style:family="text">
      <style:text-properties fo:font-variant="normal" fo:text-transform="none" officeooo:rsid="1dc99fc7"/>
    </style:style>
    <style:style style:name="T76" style:family="text">
      <style:text-properties fo:font-variant="normal" fo:text-transform="none" style:text-line-through-style="solid" style:text-line-through-type="single" officeooo:rsid="1dc99fc7"/>
    </style:style>
    <style:style style:name="T77" style:family="text">
      <style:text-properties fo:font-variant="normal" fo:text-transform="none" officeooo:rsid="1dcafb82"/>
    </style:style>
    <style:style style:name="T78" style:family="text">
      <style:text-properties fo:font-variant="normal" fo:text-transform="none" officeooo:rsid="0b43439c"/>
    </style:style>
    <style:style style:name="T79" style:family="text">
      <style:text-properties fo:font-variant="normal" fo:text-transform="none" officeooo:rsid="1dccf07f"/>
    </style:style>
    <style:style style:name="T80" style:family="text">
      <style:text-properties fo:font-variant="normal" fo:text-transform="none" officeooo:rsid="1dcea22e"/>
    </style:style>
    <style:style style:name="T81" style:family="text">
      <style:text-properties fo:font-variant="normal" fo:text-transform="none" officeooo:rsid="1dd09f40"/>
    </style:style>
    <style:style style:name="T82" style:family="text">
      <style:text-properties fo:font-variant="normal" fo:text-transform="none" officeooo:rsid="1dd0f932"/>
    </style:style>
    <style:style style:name="T83" style:family="text">
      <style:text-properties fo:font-variant="normal" fo:text-transform="none" officeooo:rsid="1dd16e83"/>
    </style:style>
    <style:style style:name="T84" style:family="text">
      <style:text-properties fo:font-variant="normal" fo:text-transform="none" officeooo:rsid="1dd26b72"/>
    </style:style>
    <style:style style:name="T85" style:family="text">
      <style:text-properties fo:font-variant="normal" fo:text-transform="none" officeooo:rsid="1dd335d8"/>
    </style:style>
    <style:style style:name="T86" style:family="text">
      <style:text-properties fo:font-variant="normal" fo:text-transform="none" officeooo:rsid="1dd45efa"/>
    </style:style>
    <style:style style:name="T87" style:family="text">
      <style:text-properties fo:font-variant="normal" fo:text-transform="none" officeooo:rsid="1dd58666"/>
    </style:style>
    <style:style style:name="T88" style:family="text">
      <style:text-properties fo:font-variant="normal" fo:text-transform="none" officeooo:rsid="1dd62b26"/>
    </style:style>
    <style:style style:name="T89" style:family="text">
      <style:text-properties fo:font-variant="normal" fo:text-transform="none" officeooo:rsid="1dd7b6db"/>
    </style:style>
    <style:style style:name="T90" style:family="text">
      <style:text-properties fo:font-variant="normal" fo:text-transform="none" officeooo:rsid="1dd84edd"/>
    </style:style>
    <style:style style:name="T91" style:family="text">
      <style:text-properties fo:font-variant="normal" fo:text-transform="none" officeooo:rsid="1dd94f21"/>
    </style:style>
    <style:style style:name="T92" style:family="text">
      <style:text-properties fo:font-variant="normal" fo:text-transform="none" officeooo:rsid="1dd9cd8c"/>
    </style:style>
    <style:style style:name="T93" style:family="text">
      <style:text-properties fo:font-variant="normal" fo:text-transform="none" officeooo:rsid="1dda107d"/>
    </style:style>
    <style:style style:name="T94" style:family="text">
      <style:text-properties fo:font-variant="normal" fo:text-transform="none" officeooo:rsid="1ddae706"/>
    </style:style>
    <style:style style:name="T95" style:family="text">
      <style:text-properties fo:font-variant="normal" fo:text-transform="none" officeooo:rsid="1dde69a2"/>
    </style:style>
    <style:style style:name="T96" style:family="text">
      <style:text-properties fo:font-variant="normal" fo:text-transform="none" officeooo:rsid="1ddf39a2"/>
    </style:style>
    <style:style style:name="T97" style:family="text">
      <style:text-properties fo:font-variant="normal" fo:text-transform="none" officeooo:rsid="1de0da21"/>
    </style:style>
    <style:style style:name="T98" style:family="text">
      <style:text-properties fo:font-variant="normal" fo:text-transform="none" officeooo:rsid="1de156b2"/>
    </style:style>
    <style:style style:name="T99" style:family="text">
      <style:text-properties fo:font-variant="normal" fo:text-transform="none" officeooo:rsid="1de16a91"/>
    </style:style>
    <style:style style:name="T100" style:family="text">
      <style:text-properties fo:font-variant="normal" fo:text-transform="none" officeooo:rsid="1de2f1f7"/>
    </style:style>
    <style:style style:name="T101" style:family="text">
      <style:text-properties fo:font-variant="normal" fo:text-transform="none" officeooo:rsid="1de43c9d"/>
    </style:style>
    <style:style style:name="T102" style:family="text">
      <style:text-properties fo:font-variant="normal" fo:text-transform="none" officeooo:rsid="1de528dc"/>
    </style:style>
    <style:style style:name="T103" style:family="text">
      <style:text-properties fo:font-variant="normal" fo:text-transform="none" officeooo:rsid="1de5f751"/>
    </style:style>
    <style:style style:name="T104" style:family="text">
      <style:text-properties fo:font-variant="normal" fo:text-transform="none" officeooo:rsid="1de6c7f0"/>
    </style:style>
    <style:style style:name="T105" style:family="text">
      <style:text-properties fo:font-variant="normal" fo:text-transform="none" officeooo:rsid="1de7b770"/>
    </style:style>
    <style:style style:name="T106" style:family="text">
      <style:text-properties fo:font-variant="normal" fo:text-transform="none" officeooo:rsid="1de93b20"/>
    </style:style>
    <style:style style:name="T107" style:family="text">
      <style:text-properties fo:font-variant="normal" fo:text-transform="none" officeooo:rsid="1deb220d"/>
    </style:style>
    <style:style style:name="T108" style:family="text">
      <style:text-properties fo:font-variant="normal" fo:text-transform="none" officeooo:rsid="1deba180"/>
    </style:style>
    <style:style style:name="T109" style:family="text">
      <style:text-properties fo:font-variant="normal" fo:text-transform="none" officeooo:rsid="1debb85a"/>
    </style:style>
    <style:style style:name="T110" style:family="text">
      <style:text-properties fo:font-variant="normal" fo:text-transform="none" officeooo:rsid="1ded36cb"/>
    </style:style>
    <style:style style:name="T111" style:family="text">
      <style:text-properties fo:font-variant="normal" fo:text-transform="none" officeooo:rsid="1deea99b"/>
    </style:style>
    <style:style style:name="T112" style:family="text">
      <style:text-properties fo:font-variant="normal" fo:text-transform="none" officeooo:rsid="1def6753"/>
    </style:style>
    <style:style style:name="T113" style:family="text">
      <style:text-properties fo:font-variant="normal" fo:text-transform="none" officeooo:rsid="1def97c3"/>
    </style:style>
    <style:style style:name="T114" style:family="text">
      <style:text-properties fo:font-variant="normal" fo:text-transform="none" officeooo:rsid="1fb51107"/>
    </style:style>
    <style:style style:name="T115" style:family="text">
      <style:text-properties officeooo:rsid="0b43439c"/>
    </style:style>
    <style:style style:name="T116" style:family="text">
      <style:text-properties style:text-line-through-style="solid" style:text-line-through-type="single" officeooo:rsid="1f226400"/>
    </style:style>
    <style:style style:name="T117" style:family="text">
      <style:text-properties style:text-line-through-style="solid" style:text-line-through-type="single" officeooo:rsid="2009a479"/>
    </style:style>
    <style:style style:name="T118" style:family="text">
      <style:text-properties style:text-line-through-style="solid" style:text-line-through-type="single" officeooo:rsid="2010a909"/>
    </style:style>
    <style:style style:name="T119" style:family="text">
      <style:text-properties style:text-line-through-style="solid" style:text-line-through-type="single" officeooo:rsid="20159c15"/>
    </style:style>
    <style:style style:name="T120" style:family="text">
      <style:text-properties style:text-line-through-style="solid" style:text-line-through-type="single" fo:font-style="italic" officeooo:rsid="21d6f7b4" style:font-style-asian="italic" style:font-style-complex="italic"/>
    </style:style>
    <style:style style:name="T121" style:family="text">
      <style:text-properties style:text-line-through-style="solid" style:text-line-through-type="single" officeooo:rsid="21d6f7b4"/>
    </style:style>
    <style:style style:name="T122" style:family="text">
      <style:text-properties fo:font-variant="small-caps" officeooo:rsid="1dbe51b9"/>
    </style:style>
    <style:style style:name="T123" style:family="text">
      <style:text-properties fo:font-variant="small-caps" officeooo:rsid="1dc06fb4"/>
    </style:style>
    <style:style style:name="T124" style:family="text">
      <style:text-properties fo:font-variant="small-caps" officeooo:rsid="1dc0f6fe"/>
    </style:style>
    <style:style style:name="T125" style:family="text">
      <style:text-properties fo:font-variant="small-caps" officeooo:rsid="1dd9cd8c"/>
    </style:style>
    <style:style style:name="T126" style:family="text">
      <style:text-properties style:font-name="Liberation Serif2" officeooo:rsid="21c00a41"/>
    </style:style>
    <style:style style:name="T127" style:family="text">
      <style:text-properties officeooo:rsid="1d7030aa"/>
    </style:style>
    <style:style style:name="T128" style:family="text">
      <style:text-properties officeooo:rsid="1d93ecfe"/>
    </style:style>
    <style:style style:name="T129" style:family="text">
      <style:text-properties officeooo:rsid="1d97c629"/>
    </style:style>
    <style:style style:name="T130" style:family="text">
      <style:text-properties officeooo:rsid="1db1534b"/>
    </style:style>
    <style:style style:name="T131" style:family="text">
      <style:text-properties officeooo:rsid="1dbe34b7"/>
    </style:style>
    <style:style style:name="T132" style:family="text">
      <style:text-properties officeooo:rsid="1dbe51b9"/>
    </style:style>
    <style:style style:name="T133" style:family="text">
      <style:text-properties officeooo:rsid="1df26920"/>
    </style:style>
    <style:style style:name="T134" style:family="text">
      <style:text-properties officeooo:rsid="1df5bc74"/>
    </style:style>
    <style:style style:name="T135" style:family="text">
      <style:text-properties officeooo:rsid="1e08770b"/>
    </style:style>
    <style:style style:name="T136" style:family="text">
      <style:text-properties officeooo:rsid="1e0aaa1f"/>
    </style:style>
    <style:style style:name="T137" style:family="text">
      <style:text-properties officeooo:rsid="1e0ea53b"/>
    </style:style>
    <style:style style:name="T138" style:family="text">
      <style:text-properties officeooo:rsid="1e104fcb"/>
    </style:style>
    <style:style style:name="T139" style:family="text">
      <style:text-properties officeooo:rsid="1e1343c1"/>
    </style:style>
    <style:style style:name="T140" style:family="text">
      <style:text-properties officeooo:rsid="1e13473a"/>
    </style:style>
    <style:style style:name="T141" style:family="text">
      <style:text-properties officeooo:rsid="1e2115ad"/>
    </style:style>
    <style:style style:name="T142" style:family="text">
      <style:text-properties officeooo:rsid="1e27de83"/>
    </style:style>
    <style:style style:name="T143" style:family="text">
      <style:text-properties officeooo:rsid="1e2bd808"/>
    </style:style>
    <style:style style:name="T144" style:family="text">
      <style:text-properties officeooo:rsid="1e35e6d3"/>
    </style:style>
    <style:style style:name="T145" style:family="text">
      <style:text-properties officeooo:rsid="1e36f197"/>
    </style:style>
    <style:style style:name="T146" style:family="text">
      <style:text-properties officeooo:rsid="1e37757f"/>
    </style:style>
    <style:style style:name="T147" style:family="text">
      <style:text-properties officeooo:rsid="1e38dce7"/>
    </style:style>
    <style:style style:name="T148" style:family="text">
      <style:text-properties officeooo:rsid="1e391f61"/>
    </style:style>
    <style:style style:name="T149" style:family="text">
      <style:text-properties officeooo:rsid="1e3a3e15"/>
    </style:style>
    <style:style style:name="T150" style:family="text">
      <style:text-properties officeooo:rsid="1e3c1ec1"/>
    </style:style>
    <style:style style:name="T151" style:family="text">
      <style:text-properties officeooo:rsid="1e4035c2"/>
    </style:style>
    <style:style style:name="T152" style:family="text">
      <style:text-properties officeooo:rsid="1e41c427"/>
    </style:style>
    <style:style style:name="T153" style:family="text">
      <style:text-properties officeooo:rsid="1e44d3fb"/>
    </style:style>
    <style:style style:name="T154" style:family="text">
      <style:text-properties officeooo:rsid="1e472f3a"/>
    </style:style>
    <style:style style:name="T155" style:family="text">
      <style:text-properties officeooo:rsid="1e493ffa"/>
    </style:style>
    <style:style style:name="T156" style:family="text">
      <style:text-properties officeooo:rsid="1e4a9b5d"/>
    </style:style>
    <style:style style:name="T157" style:family="text">
      <style:text-properties officeooo:rsid="1e504880"/>
    </style:style>
    <style:style style:name="T158" style:family="text">
      <style:text-properties officeooo:rsid="1e6cd593"/>
    </style:style>
    <style:style style:name="T159" style:family="text">
      <style:text-properties officeooo:rsid="1e6d4bda"/>
    </style:style>
    <style:style style:name="T160" style:family="text">
      <style:text-properties officeooo:rsid="1e71e98d"/>
    </style:style>
    <style:style style:name="T161" style:family="text">
      <style:text-properties officeooo:rsid="1e72b37c"/>
    </style:style>
    <style:style style:name="T162" style:family="text">
      <style:text-properties officeooo:rsid="1e74711e"/>
    </style:style>
    <style:style style:name="T163" style:family="text">
      <style:text-properties officeooo:rsid="1e76f931"/>
    </style:style>
    <style:style style:name="T164" style:family="text">
      <style:text-properties officeooo:rsid="1e78a967"/>
    </style:style>
    <style:style style:name="T165" style:family="text">
      <style:text-properties officeooo:rsid="1e83bfbb"/>
    </style:style>
    <style:style style:name="T166" style:family="text">
      <style:text-properties officeooo:rsid="1e83cbbb"/>
    </style:style>
    <style:style style:name="T167" style:family="text">
      <style:text-properties officeooo:rsid="1e872cee"/>
    </style:style>
    <style:style style:name="T168" style:family="text">
      <style:text-properties officeooo:rsid="1e88ba64"/>
    </style:style>
    <style:style style:name="T169" style:family="text">
      <style:text-properties officeooo:rsid="1e93c69e"/>
    </style:style>
    <style:style style:name="T170" style:family="text">
      <style:text-properties officeooo:rsid="1e9e5965"/>
    </style:style>
    <style:style style:name="T171" style:family="text">
      <style:text-properties officeooo:rsid="1ea86144"/>
    </style:style>
    <style:style style:name="T172" style:family="text">
      <style:text-properties officeooo:rsid="1eaa0683"/>
    </style:style>
    <style:style style:name="T173" style:family="text">
      <style:text-properties officeooo:rsid="1eb2af65"/>
    </style:style>
    <style:style style:name="T174" style:family="text">
      <style:text-properties officeooo:rsid="1eb3bcff"/>
    </style:style>
    <style:style style:name="T175" style:family="text">
      <style:text-properties officeooo:rsid="1eb579bb"/>
    </style:style>
    <style:style style:name="T176" style:family="text">
      <style:text-properties officeooo:rsid="1eb788c7"/>
    </style:style>
    <style:style style:name="T177" style:family="text">
      <style:text-properties officeooo:rsid="1eb810e2"/>
    </style:style>
    <style:style style:name="T178" style:family="text">
      <style:text-properties officeooo:rsid="1eb8bb66"/>
    </style:style>
    <style:style style:name="T179" style:family="text">
      <style:text-properties officeooo:rsid="1eb965bb"/>
    </style:style>
    <style:style style:name="T180" style:family="text">
      <style:text-properties officeooo:rsid="1ed19c59"/>
    </style:style>
    <style:style style:name="T181" style:family="text">
      <style:text-properties officeooo:rsid="1ed2295f"/>
    </style:style>
    <style:style style:name="T182" style:family="text">
      <style:text-properties officeooo:rsid="1ed78221"/>
    </style:style>
    <style:style style:name="T183" style:family="text">
      <style:text-properties officeooo:rsid="1edf0a0a"/>
    </style:style>
    <style:style style:name="T184" style:family="text">
      <style:text-properties officeooo:rsid="1ee3147f"/>
    </style:style>
    <style:style style:name="T185" style:family="text">
      <style:text-properties officeooo:rsid="1ee3ad63"/>
    </style:style>
    <style:style style:name="T186" style:family="text">
      <style:text-properties officeooo:rsid="1ee6b53f"/>
    </style:style>
    <style:style style:name="T187" style:family="text">
      <style:text-properties officeooo:rsid="1efe4819"/>
    </style:style>
    <style:style style:name="T188" style:family="text">
      <style:text-properties officeooo:rsid="1f005203"/>
    </style:style>
    <style:style style:name="T189" style:family="text">
      <style:text-properties officeooo:rsid="1f075e52"/>
    </style:style>
    <style:style style:name="T190" style:family="text">
      <style:text-properties officeooo:rsid="1f0db729"/>
    </style:style>
    <style:style style:name="T191" style:family="text">
      <style:text-properties officeooo:rsid="1f0e7889"/>
    </style:style>
    <style:style style:name="T192" style:family="text">
      <style:text-properties officeooo:rsid="1f105b47"/>
    </style:style>
    <style:style style:name="T193" style:family="text">
      <style:text-properties officeooo:rsid="1f1332e4"/>
    </style:style>
    <style:style style:name="T194" style:family="text">
      <style:text-properties officeooo:rsid="1f226400"/>
    </style:style>
    <style:style style:name="T195" style:family="text">
      <style:text-properties officeooo:rsid="1f2a19f0"/>
    </style:style>
    <style:style style:name="T196" style:family="text">
      <style:text-properties officeooo:rsid="1f2f9caa"/>
    </style:style>
    <style:style style:name="T197" style:family="text">
      <style:text-properties officeooo:rsid="1f33ba6e"/>
    </style:style>
    <style:style style:name="T198" style:family="text">
      <style:text-properties officeooo:rsid="1f348019"/>
    </style:style>
    <style:style style:name="T199" style:family="text">
      <style:text-properties officeooo:rsid="1f3a08fb"/>
    </style:style>
    <style:style style:name="T200" style:family="text">
      <style:text-properties officeooo:rsid="1f3b0ea6"/>
    </style:style>
    <style:style style:name="T201" style:family="text">
      <style:text-properties officeooo:rsid="1f448b6c"/>
    </style:style>
    <style:style style:name="T202" style:family="text">
      <style:text-properties officeooo:rsid="1f536f49"/>
    </style:style>
    <style:style style:name="T203" style:family="text">
      <style:text-properties officeooo:rsid="1f5e9694"/>
    </style:style>
    <style:style style:name="T204" style:family="text">
      <style:text-properties officeooo:rsid="1f6a940f"/>
    </style:style>
    <style:style style:name="T205" style:family="text">
      <style:text-properties officeooo:rsid="1f71c385"/>
    </style:style>
    <style:style style:name="T206" style:family="text">
      <style:text-properties officeooo:rsid="1f7531d0"/>
    </style:style>
    <style:style style:name="T207" style:family="text">
      <style:text-properties officeooo:rsid="1f763819"/>
    </style:style>
    <style:style style:name="T208" style:family="text">
      <style:text-properties officeooo:rsid="1f790108"/>
    </style:style>
    <style:style style:name="T209" style:family="text">
      <style:text-properties officeooo:rsid="1f7f172a"/>
    </style:style>
    <style:style style:name="T210" style:family="text">
      <style:text-properties officeooo:rsid="1f9c3649"/>
    </style:style>
    <style:style style:name="T211" style:family="text">
      <style:text-properties officeooo:rsid="1fa44f50"/>
    </style:style>
    <style:style style:name="T212" style:family="text">
      <style:text-properties officeooo:rsid="1fb731f5"/>
    </style:style>
    <style:style style:name="T213" style:family="text">
      <style:text-properties officeooo:rsid="1febb3a1"/>
    </style:style>
    <style:style style:name="T214" style:family="text">
      <style:text-properties officeooo:rsid="1ff409a1"/>
    </style:style>
    <style:style style:name="T215" style:family="text">
      <style:text-properties officeooo:rsid="1ff8d4df"/>
    </style:style>
    <style:style style:name="T216" style:family="text">
      <style:text-properties officeooo:rsid="1ffa31d9"/>
    </style:style>
    <style:style style:name="T217" style:family="text">
      <style:text-properties officeooo:rsid="1ffb14d8"/>
    </style:style>
    <style:style style:name="T218" style:family="text">
      <style:text-properties officeooo:rsid="1ffd2a34"/>
    </style:style>
    <style:style style:name="T219" style:family="text">
      <style:text-properties officeooo:rsid="1ffe9f14"/>
    </style:style>
    <style:style style:name="T220" style:family="text">
      <style:text-properties officeooo:rsid="2002428c"/>
    </style:style>
    <style:style style:name="T221" style:family="text">
      <style:text-properties officeooo:rsid="2002eedf"/>
    </style:style>
    <style:style style:name="T222" style:family="text">
      <style:text-properties officeooo:rsid="2006221f"/>
    </style:style>
    <style:style style:name="T223" style:family="text">
      <style:text-properties officeooo:rsid="20069bfd"/>
    </style:style>
    <style:style style:name="T224" style:family="text">
      <style:text-properties officeooo:rsid="2009a479"/>
    </style:style>
    <style:style style:name="T225" style:family="text">
      <style:text-properties officeooo:rsid="2010a909"/>
    </style:style>
    <style:style style:name="T226" style:family="text">
      <style:text-properties officeooo:rsid="2012ae61"/>
    </style:style>
    <style:style style:name="T227" style:family="text">
      <style:text-properties officeooo:rsid="20159c15"/>
    </style:style>
    <style:style style:name="T228" style:family="text">
      <style:text-properties officeooo:rsid="201a8fdd"/>
    </style:style>
    <style:style style:name="T229" style:family="text">
      <style:text-properties officeooo:rsid="201aa69e"/>
    </style:style>
    <style:style style:name="T230" style:family="text">
      <style:text-properties officeooo:rsid="201fa01c"/>
    </style:style>
    <style:style style:name="T231" style:family="text">
      <style:text-properties officeooo:rsid="20391b42"/>
    </style:style>
    <style:style style:name="T232" style:family="text">
      <style:text-properties officeooo:rsid="20585497"/>
    </style:style>
    <style:style style:name="T233" style:family="text">
      <style:text-properties officeooo:rsid="20628892"/>
    </style:style>
    <style:style style:name="T234" style:family="text">
      <style:text-properties officeooo:rsid="20645aaf"/>
    </style:style>
    <style:style style:name="T235" style:family="text">
      <style:text-properties officeooo:rsid="2083d269"/>
    </style:style>
    <style:style style:name="T236" style:family="text">
      <style:text-properties officeooo:rsid="20995ab4"/>
    </style:style>
    <style:style style:name="T237" style:family="text">
      <style:text-properties officeooo:rsid="20a6aeb9"/>
    </style:style>
    <style:style style:name="T238" style:family="text">
      <style:text-properties officeooo:rsid="20cf02b0"/>
    </style:style>
    <style:style style:name="T239" style:family="text">
      <style:text-properties officeooo:rsid="20e0fa9a"/>
    </style:style>
    <style:style style:name="T240" style:family="text">
      <style:text-properties officeooo:rsid="20e1589d"/>
    </style:style>
    <style:style style:name="T241" style:family="text">
      <style:text-properties officeooo:rsid="20e20bea"/>
    </style:style>
    <style:style style:name="T242" style:family="text">
      <style:text-properties officeooo:rsid="20e545c7"/>
    </style:style>
    <style:style style:name="T243" style:family="text">
      <style:text-properties officeooo:rsid="20e6fc81"/>
    </style:style>
    <style:style style:name="T244" style:family="text">
      <style:text-properties officeooo:rsid="20e986c3"/>
    </style:style>
    <style:style style:name="T245" style:family="text">
      <style:text-properties officeooo:rsid="20eba642"/>
    </style:style>
    <style:style style:name="T246" style:family="text">
      <style:text-properties officeooo:rsid="20f5198c"/>
    </style:style>
    <style:style style:name="T247" style:family="text">
      <style:text-properties officeooo:rsid="20f81253"/>
    </style:style>
    <style:style style:name="T248" style:family="text">
      <style:text-properties officeooo:rsid="20f9c1f5"/>
    </style:style>
    <style:style style:name="T249" style:family="text">
      <style:text-properties officeooo:rsid="20fb8de1"/>
    </style:style>
    <style:style style:name="T250" style:family="text">
      <style:text-properties officeooo:rsid="20fd0cdb"/>
    </style:style>
    <style:style style:name="T251" style:family="text">
      <style:text-properties officeooo:rsid="20fe2d7f"/>
    </style:style>
    <style:style style:name="T252" style:family="text">
      <style:text-properties officeooo:rsid="20ff65ab"/>
    </style:style>
    <style:style style:name="T253" style:family="text">
      <style:text-properties officeooo:rsid="21099b3b"/>
    </style:style>
    <style:style style:name="T254" style:family="text">
      <style:text-properties officeooo:rsid="211b4cf7"/>
    </style:style>
    <style:style style:name="T255" style:family="text">
      <style:text-properties officeooo:rsid="212bc6d2"/>
    </style:style>
    <style:style style:name="T256" style:family="text">
      <style:text-properties officeooo:rsid="212fe0fc"/>
    </style:style>
    <style:style style:name="T257" style:family="text">
      <style:text-properties officeooo:rsid="2144b29c"/>
    </style:style>
    <style:style style:name="T258" style:family="text">
      <style:text-properties officeooo:rsid="21501156"/>
    </style:style>
    <style:style style:name="T259" style:family="text">
      <style:text-properties officeooo:rsid="2151b198"/>
    </style:style>
    <style:style style:name="T260" style:family="text">
      <style:text-properties officeooo:rsid="2153d519"/>
    </style:style>
    <style:style style:name="T261" style:family="text">
      <style:text-properties officeooo:rsid="21737afd"/>
    </style:style>
    <style:style style:name="T262" style:family="text">
      <style:text-properties officeooo:rsid="2175a86a"/>
    </style:style>
    <style:style style:name="T263" style:family="text">
      <style:text-properties officeooo:rsid="2186f485"/>
    </style:style>
    <style:style style:name="T264" style:family="text">
      <style:text-properties officeooo:rsid="2195e6ac"/>
    </style:style>
    <style:style style:name="T265" style:family="text">
      <style:text-properties officeooo:rsid="219cf9c8"/>
    </style:style>
    <style:style style:name="T266" style:family="text">
      <style:text-properties officeooo:rsid="21a555c1"/>
    </style:style>
    <style:style style:name="T267" style:family="text">
      <style:text-properties officeooo:rsid="21c00a41"/>
    </style:style>
    <style:style style:name="T268" style:family="text">
      <style:text-properties officeooo:rsid="21d6f7b4"/>
    </style:style>
    <style:style style:name="T269" style:family="text">
      <style:text-properties officeooo:rsid="21e42da3"/>
    </style:style>
    <style:style style:name="T270" style:family="text">
      <style:text-properties officeooo:rsid="21ed0ce7"/>
    </style:style>
    <style:style style:name="T271" style:family="text">
      <style:text-properties officeooo:rsid="21ef8b86"/>
    </style:style>
    <style:style style:name="T272" style:family="text">
      <style:text-properties officeooo:rsid="22020c8c"/>
    </style:style>
    <style:style style:name="T273" style:family="text">
      <style:text-properties officeooo:rsid="22082f2d"/>
    </style:style>
    <style:style style:name="T274" style:family="text">
      <style:text-properties officeooo:rsid="22170ce1"/>
    </style:style>
    <style:style style:name="T275" style:family="text">
      <style:text-properties officeooo:rsid="222681b8"/>
    </style:style>
    <style:style style:name="T276" style:family="text">
      <style:text-properties officeooo:rsid="222a0657"/>
    </style:style>
    <style:style style:name="T277" style:family="text">
      <style:text-properties officeooo:rsid="222f44f0"/>
    </style:style>
    <style:style style:name="T278" style:family="text">
      <style:text-properties officeooo:rsid="22357d6a"/>
    </style:style>
    <style:style style:name="T279" style:family="text">
      <style:text-properties officeooo:rsid="2240cfb7"/>
    </style:style>
    <style:style style:name="T280" style:family="text">
      <style:text-properties officeooo:rsid="224218b5"/>
    </style:style>
    <style:style style:name="T281" style:family="text">
      <style:text-properties officeooo:rsid="224369df"/>
    </style:style>
    <style:style style:name="T282" style:family="text">
      <style:text-properties officeooo:rsid="2248a4a6"/>
    </style:style>
    <style:style style:name="T283" style:family="text">
      <style:text-properties officeooo:rsid="224fe35c"/>
    </style:style>
    <style:style style:name="T284" style:family="text">
      <style:text-properties officeooo:rsid="22503f87"/>
    </style:style>
    <style:style style:name="T285" style:family="text">
      <style:text-properties officeooo:rsid="2251c55f"/>
    </style:style>
    <style:style style:name="T286" style:family="text">
      <style:text-properties officeooo:rsid="22523c59"/>
    </style:style>
    <style:style style:name="T287" style:family="text">
      <style:text-properties officeooo:rsid="22532e34"/>
    </style:style>
    <style:style style:name="T288" style:family="text">
      <style:text-properties officeooo:rsid="22563f0e"/>
    </style:style>
    <style:style style:name="T289" style:family="text">
      <style:text-properties officeooo:rsid="225d5f2c"/>
    </style:style>
    <style:style style:name="T290" style:family="text">
      <style:text-properties officeooo:rsid="225d6a13"/>
    </style:style>
    <style:style style:name="T291" style:family="text">
      <style:text-properties officeooo:rsid="22b4456e"/>
    </style:style>
    <style:style style:name="T292" style:family="text">
      <style:text-properties officeooo:rsid="22f0f06e"/>
    </style:style>
    <style:style style:name="T293" style:family="text">
      <style:text-properties officeooo:rsid="22f2b01f"/>
    </style:style>
    <style:style style:name="T294" style:family="text">
      <style:text-properties officeooo:rsid="22f7b8a4"/>
    </style:style>
    <style:style style:name="T295" style:family="text">
      <style:text-properties officeooo:rsid="2302f250"/>
    </style:style>
    <style:style style:name="T296" style:family="text">
      <style:text-properties officeooo:rsid="230a743f"/>
    </style:style>
    <style:style style:name="T297" style:family="text">
      <style:text-properties officeooo:rsid="230ab108"/>
    </style:style>
    <style:style style:name="T298" style:family="text">
      <style:text-properties officeooo:rsid="230be74c"/>
    </style:style>
    <style:style style:name="T299" style:family="text">
      <style:text-properties officeooo:rsid="230e1e0c"/>
    </style:style>
    <style:style style:name="T300" style:family="text">
      <style:text-properties officeooo:rsid="2312649d"/>
    </style:style>
    <style:style style:name="T301"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Мягкая ночь, <text:span text:style-name="T141">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128">Возле креплений для 20 милиметровых, Грасиела Имаго Порталес бездельничает грустно. <text:span text:style-name="T142">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7">El laberinto de tu incertidumbre/Me trama con la disquietante luna . . .”).</text:span></text:p>
      <text:p text:style-name="P129">В команде, что угнала эту подводную лодку, встретишь любую разновидность Аргентинских маний. <text:span text:style-name="T143">Эль Нято тут говорит слэнгом гаучо 19-го столетия—сигареты у него «</text:span><text:span text:style-name="T8">pitos</text:span><text:span text:style-name="T143">», ягодицы «</text:span><text:span text:style-name="T8">puchos</text:span><text:span text:style-name="T143">», и пьёт он не канья, а «</text:span><text:span text:style-name="T8">la tacuara</text:span><text:span text:style-name="T143">», а как напьётся, становится «</text:span><text:span text:style-name="T8">mamao</text:span><text:span text:style-name="T143">». Иногда Фелипе приходится переводить его речь. Фелипе сложный молодой поэт с уймой неприятных восторженностей, среди которых 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130">Сквалидози всё-таки появился в Бремерхавене. <text:span text:style-name="T144">За ним только что гонялась по остаткам Германии Британская Военная Разведка, непонятно зачем.</text:span></text:p>
      <text:p text:style-name="P105">– <text:span text:style-name="T145">Почему ты не поехал в Женеву, чтобы держать нас в курсе?</text:span></text:p>
      <text:p text:style-name="P105">– <text:span text:style-name="T145">Я не хотел вывести их на Ибаргуенготия. Вот и послал другого.</text:span></text:p>
      <text:p text:style-name="P106">– <text:span text:style-name="T146">Кого?</text:span>– <text:span text:style-name="T146">Белостенгуи интересно знать.</text:span></text:p>
      <text:p text:style-name="P107">– <text:span text:style-name="T147">Совсем не спросил его имени.</text:span>– <text:span text:style-name="T148">Сквалидози почесал лохмы на своей голове.</text:span>– <text:span text:style-name="T148">Может глупо было так поступить.</text:span></text:p>
      <text:p text:style-name="P107">– <text:span text:style-name="T148">Больше с ним не встречался?</text:span></text:p>
      <text:p text:style-name="P107">– <text:span text:style-name="T148">Нет, совсем нет.</text:span></text:p>
      <text:p text:style-name="P108">– <text:span text:style-name="T149">Они будут следить за нами теперь,</text:span>– <text:span text:style-name="T149">Белястегуи мрачнеет.</text:span>– <text:span text:style-name="T149">Кем бы он ни был, на него охота. Ну, ты хорошо разбираешься в людях.</text:span></text:p>
      <text:p text:style-name="P109">– <text:span text:style-name="T150">А что по-твоему не надо было сделать: отвести его сперва к психоаналитику? Взвесить возможности? Сидеть пару недель и </text:span><text:span text:style-name="T9">думать</text:span><text:span text:style-name="T150"> как быть?</text:span></text:p>
      <text:p text:style-name="P110">– <text:span text:style-name="T151">Он прав,</text:span>– <text:span text:style-name="T151">Эль Нято вскидывает увесистый кулак.</text:span>– <text:span text:style-name="T152">Пусть бабы думают так или эдак, анализируют. Мужчина должен всегда идти напролом, смотреть прямо Жизни в глаза.</text:span></text:p>
      <text:p text:style-name="P111">– <text:span text:style-name="T153">Ты гадок,</text:span>– <text:span text:style-name="T153">сказала Грасиела Имаго Порталес.</text:span>– <text:span text:style-name="T154">Ты не мужчина, ты взопревшая </text:span><text:span text:style-name="T10">лошадь</text:span><text:span text:style-name="T154">.</text:span></text:p>
      <text:p text:style-name="P112">– <text:span text:style-name="T155">Благодарю,</text:span>– <text:span text:style-name="T155">Эль Нято кланяется с полным достоинством гаучо.</text:span></text:p>
      <text:p text:style-name="P131"><text:soft-page-break/>Никто не кричал. Разговор в стальном пространстве в ту ночь <text:span text:style-name="T156">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1">pero ché, no sós argentino.</text:span><text:span text:style-name="T156"> </text:span></text:p>
      <text:p text:style-name="P132">В Баварии, Сквалидози <text:span text:style-name="T157">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2">maté</text:span><text:span text:style-name="T157">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133"><text:span text:style-name="T163">Катушка к</text:span>инолент<text:span text:style-name="T163">ы </text:span>кончилась, но <text:span text:style-name="T163">всё</text:span> осталось в темноте. <text:span text:style-name="T158">Огромная фигура в белом зуте поднялась, потянулась, и протопала прямиком туда, где съёжился Сквалидози, обмерши. </text:span></text:p>
      <text:p text:style-name="P113">– <text:span text:style-name="T159">Они за тобой, амиго?</text:span></text:p>
      <text:p text:style-name="P113">– <text:span text:style-name="T159">Пожалуйста</text:span>—</text:p>
      <text:p text:style-name="P114">– <text:span text:style-name="T159">Нет, нет. Спокойно. Смотри с нами. Это Боб Стил. Он классный парень. Тут ты в безопасности.</text:span>– <text:span text:style-name="T160">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61">потому что оэто был он</text:span>—<text:span text:style-name="T161">использовал аналогию затуманенной камеры, и след испарения оставляемый частицей на сверх скоростях….</text:span></text:p>
      <text:p text:style-name="P115">– <text:span text:style-name="T162">Я не понимаю.</text:span></text:p>
      <text:p text:style-name="P115">– <text:span text:style-name="T162">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134">После фильма, Сквалидози был представлен Герхарду фон Гёлю, <text:span text:style-name="T164">известному также под его </text:span><text:span text:style-name="T13">nom de pègre «</text:span><text:span text:style-name="T164">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text:span><text:soft-page-break/><text:span text:style-name="T164">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135">Сквалидози и фон Гёль сразу же поладили. Этот кинорежиссёр превратившийся в <text:s/>рын<text:span text:style-name="T165">очного дельца</text:span> принял решение финансировать все свои будущие фильмы из собственных <text:span text:style-name="T165">несметных доходов. «Единственный способ довести съёмки до конца </text:span><text:span text:style-name="T14">¿verdad? </text:span><text:span text:style-name="T166">Скажи мне, Сквалидози, вы выше всего этого? Или ваш анархистский план может принять какую-то помощь?</text:span></text:p>
      <text:p text:style-name="P118">– Зависит от того что вы от нас хотите.</text:p>
      <text:p text:style-name="P116">– <text:span text:style-name="T167">Фильм, конечно же. Какой вы хотели бы сделать? Как насчёт <text:s/></text:span><text:span text:style-name="T15">Мартин Фиеро</text:span><text:span text:style-name="T167">?</text:span></text:p>
      <text:p text:style-name="P136">Главное, чтобы клиент оставался довольным. <text:span text:style-name="T168">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6">I Promessi Sposi</text:span><text:span text:style-name="T168">.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text:span></text:p>
      <text:p text:style-name="P117">– <text:span text:style-name="T169">Ты больше смахиваешь на Гаучо Маркса,</text:span>– <text:span text:style-name="T169">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7">mamao</text:span><text:span text:style-name="T169">, назовёт тебе до единого….</text:span></text:p>
      <text:p text:style-name="P137">Затенённая равнина в закате. Безграничная плоскость. Ракурс камеры удерживается невысоким. Появляются люди, <text:span text:style-name="T170">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8">payador</text:span><text:span text:style-name="T170">, странствующий певец. Аконец он спешивается и подходит сесть с людьми у костра. После еды и и выпитой </text:span><text:span text:style-name="T18">канья, </text:span><text:span text:style-name="T171">он берёт свою гитару и начинает бренчать на трёх басовых струнах, </text:span><text:span text:style-name="T19">бордоны</text:span><text:span text:style-name="T171">, и петь:</text:span></text:p>
      <text:p text:style-name="P163">Aquí me pongo a cantar</text:p>
      <text:p text:style-name="P163">al compás de la vigüela,</text:p>
      <text:p text:style-name="P163">que el hombre que lo desvela</text:p>
      <text:p text:style-name="P163">una pena estrordinaria,</text:p>
      <text:p text:style-name="P163">como la ave solitaria</text:p>
      <text:p text:style-name="P163">con el cantar se consuela.</text:p>
      <text:p text:style-name="P163"/>
      <text:p text:style-name="P158">И так, под пение Гаучо, разворачивается его история—<text:span text:style-name="T172">монтаж его прежней жизни на </text:span><text:span text:style-name="T20">estancia</text:span><text:span text:style-name="T172">.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text:span><text:soft-page-break/><text:span text:style-name="T172">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159">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173">Очень моральный конец, но полная противоположность первой. </text:span></text:p>
      <text:p text:style-name="P151">– <text:span text:style-name="T174">Ну, и что мне делать?</text:span>– <text:span text:style-name="T174">Фон Гёль вроде как хочет разобраться.</text:span>– <text:span text:style-name="T174">Обе части, или только Первую серию.</text:span></text:p>
      <text:p text:style-name="P152">– <text:span text:style-name="T175">Ну,</text:span>– <text:span text:style-name="T175">начинает Сквалидози.</text:span></text:p>
      <text:p text:style-name="P153">– <text:span text:style-name="T175">Я знаю что </text:span><text:span text:style-name="T21">вам</text:span><text:span text:style-name="T175"> надо. Но я могу получить лучший прокат от двух фильмов, если первый обеспечит хорошие кассовые сборы. Но сможет ли?</text:span></text:p>
      <text:p text:style-name="P153">– <text:span text:style-name="T176">Да конечно сможет.</text:span></text:p>
      <text:p text:style-name="P153">– <text:span text:style-name="T176">Что-то настолько анти-общественное?</text:span></text:p>
      <text:p text:style-name="P154">– <text:span text:style-name="T177">Но в этом всё, во что мы верим,</text:span>– <text:span text:style-name="T177">горячится Сквалидози.</text:span></text:p>
      <text:p text:style-name="P155">– <text:span text:style-name="T178">Но даже самые вольные гаучо кончают предателями, сам знаешь. Такие вот дела.</text:span></text:p>
      <text:p text:style-name="P156"><text:span text:style-name="T179">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22">Alpdrücken</text:span><text:span text:style-name="T179">, фон Гёля и могла даже пойти в ход в </text:span><text:span text:style-name="T22">Мартин Фиеро</text:span><text:span text:style-name="T179">.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22">Schwarzkommando</text:span><text:span text:style-name="T179"> действительно есть в Зоне, живут настоящей, парасинематографической, жизнью не имеющей ничего общего с ним или с поддельными </text:span><text:span text:style-name="T22">Schwarzkommando</text:span><text:span text:style-name="T179">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80">объявляет он Сквалидози с глубочайшим смирением, присущим исключительно Германским кинорежиссёрам,</text:span>– «<text:span text:style-name="T181">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22">Schwarzkommando, </text:span><text:span text:style-name="T182">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160">Его безумие явно заразило Сквалидози, <text:span text:style-name="T183">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157"><text:soft-page-break/>– <text:span text:style-name="T184">Обратно в Гондвану,</text:span>– <text:span text:style-name="T184">прошептал Филипе.</text:span>– <text:span text:style-name="T185">Когда Рио де ла Плата омывала Юго-Западную Африку… и мезозойские беженцы уходили на пароме не в Монтевидео, а в Людерицбухт.</text:span></text:p>
      <text:p text:style-name="P161">Планируют как-то пробраться в Люнебург Хит и основать там небольшую <text:span text:style-name="T1">estancia</text:span>. <text:span text:style-name="T186">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23">Der Aal! Der Aal!</text:span><text:span text:style-name="T186">» При чём тут угорь, удивляется Грасиела, или </text:span><text:span text:style-name="T23">угорь</text:span><text:span text:style-name="T186">?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23">торпеда</text:span><text:span text:style-name="T186">? Почему он орёт про торпеду?</text:span></text:p>
      <text:p text:style-name="P162">По той простой причине, что подлодка только что появилась на экране локатора <text:span text:style-name="T187">Американского эсминца <text:s/></text:span><text:span text:style-name="T24">Джон Э. Бэдас</text:span><text:span text:style-name="T187"> (улыбочку, подлодка!), в виде «падлы» или неопознанной точку, и <text:s/></text:span><text:span text:style-name="T24">Бэдас </text:span><text:span text:style-name="T188">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119">– <text:span text:style-name="T189">Пекарьпекарьпекарь!</text:span>– <text:span text:style-name="T189">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120"><text:span text:style-name="T25">Der Aal</text:span><text:span text:style-name="T189"> пронизывает воду бледным туннелем метящим пресечь отчаянную морскую увёртку </text:span><text:span text:style-name="T25">Бэдаса</text:span><text:span text:style-name="T189"> по середине корпуса. Помехой послужил наркотик Онерин, в виде гидрохрората. Машиной, из которой он выскочил, стала кофеварка в столовой </text:span><text:span text:style-name="T25">Джона Э. Бэдаса. </text:span><text:span text:style-name="T190">Озорной Моряк Бодайн</text:span>—<text:span text:style-name="T191">а кто же ещё</text:span>—<text:span text:style-name="T191">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138">Особенное свойство Онерина модулировать время было одним из первых, <text:span text:style-name="T192">среди привлёкших</text:span> внимание <text:span text:style-name="T192">естествоиспытателей</text:span>. «<text:span text:style-name="T192">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26">прямо</text:span><text:span text:style-name="T192"> тебе </text:span><text:span text:style-name="T26">в мозги!» </text:span><text:span text:style-name="T193">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27">Бэдаса</text:span><text:span text:style-name="T193">,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139">Так какое море ты пересёк, конкретно, и в какое море погружался ты не раз до дна, <text:span text:style-name="T194">в тревоге, переполнясь адреналином, но в действительности заключённый, втоптанный </text:span><text:span text:style-name="T116">buffaloed</text:span><text:span text:style-name="T194">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text:span><text:soft-page-break/><text:span text:style-name="T194">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140"><draw:frame draw:style-name="fr1" draw:name="Image10" text:anchor-type="paragraph" svg:width="6.9252in" svg:height="0.3661in" draw:z-index="0"><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195">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121">– <text:span text:style-name="T196">Я взял как раз столько, во что он ценит свою свободу,</text:span>– <text:span text:style-name="T196">поясняет Чичерин.</text:span>– <text:s/><text:span text:style-name="T196">Ну, где уже та трубка?</text:span></text:p>
      <text:p text:style-name="P122">– <text:span text:style-name="T196">Откуда </text:span><text:span text:style-name="T28">ты</text:span><text:span text:style-name="T196"> знаешь насколько ему дорога его свобода? Сказать, что я думаю? Я думаю, у тебя от этой Зоны уже хи-хи сдвиг начался.</text:span>– <text:span text:style-name="T197">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123">– <text:span text:style-name="T198">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29">что</text:span><text:span text:style-name="T198"> такое его свобода, а ещё меньше чего она стоит. Так что я назначаю цену, которая не имеет значения, вообще-то.</text:span></text:p>
      <text:p text:style-name="P124">– <text:span text:style-name="T199">Тиран, да и только,</text:span>– <text:span text:style-name="T199">хмыкает Джабаев.</text:span>– <text:span text:style-name="T199">Где спички?</text:span></text:p>
      <text:p text:style-name="P141">Хотя и грустно. Чичерину нравится Слотроп. <text:span text:style-name="T200">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142">Сессия с Натрием Амиталом скребёт изнанки мозга Чичерина, как будто это его личное похмелье. <text:span text:style-name="T201">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30">Schwarzkommando</text:span><text:span text:style-name="T201">. Но он-таки говорил о </text:span><text:span text:style-name="T30">Schwarzgerät</text:span><text:span text:style-name="T201">. И он сочетал «</text:span><text:span text:style-name="T30">schwarz</text:span><text:span text:style-name="T201">-»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143">Этот человек просто головоломка. <text:span text:style-name="T202">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text:span><text:soft-page-break/><text:span text:style-name="T202">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143"><text:span text:style-name="T203">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31">Schwarzgerät</text:span><text:span text:style-name="T203">.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144">В своих действиях, он тут такой же одиночка как и Слотроп<text:span text:style-name="T115">—</text:span>подчиняясь, если и когда, специальному комитету Маленкова <text:span text:style-name="T204">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32">его</text:span><text:span text:style-name="T204"> рефлексами относительно черноты….</text:span></text:p>
      <text:p text:style-name="P145">Какая жалость. Чичерин и Слотроп могли бы курить гашиш вместе, <text:span text:style-name="T205">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125">– <text:span text:style-name="T206">В следующий раз как нам попадётся этот Англичанин,</text:span>– <text:s/><text:span text:style-name="T206">Джабаев странно уставился в свои руки уцепившиеся в руль,</text:span>– <text:span text:style-name="T206">или Американец, или кто он там есть, узнай пожалуйста, где он </text:span><text:span text:style-name="T33">берёт</text:span><text:span text:style-name="T206"> такую дурь.</text:span></text:p>
      <text:p text:style-name="P126">– <text:span text:style-name="T207">Подай докладную, чтобы не забыть,</text:span>– <text:span text:style-name="T207">приказывает Чичерин. Они оба начинают гоготать как чокнутые там, под деревом.</text:span></text:p>
      <text:p text:style-name="P146"><draw:frame draw:style-name="fr1" draw:name="Image11" text:anchor-type="paragraph" svg:width="6.9252in" svg:height="0.3661in" draw:z-index="1"><draw:image xlink:href="Pictures/1000000000000B720000009B428C9716555D8079.png" xlink:type="simple" xlink:show="embed" xlink:actuate="onLoad" loext:mime-type="image/png"/></draw:frame>Слотроп приходит в себя эпизодически, <text:s/>уплыва<text:span text:style-name="T208">я </text:span>и всплыва<text:span text:style-name="T208">я</text:span> из сна, <text:span text:style-name="T208">из </text:span>размеренных и безмятежных <text:span text:style-name="T208">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34">это</text:span><text:span text:style-name="T208"> ощущение он знает.</text:span></text:p>
      <text:p text:style-name="P147">Он на койке, всё ещё в наряде Ракетмэна, шлем на полу внизу <text:span text:style-name="T209">возле</text:span> матросской вещевой сумк<text:span text:style-name="T209">и с гашишем—</text:span><text:span text:style-name="T35">ого</text:span><text:span text:style-name="T209">.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text:span><text:soft-page-break/><text:span text:style-name="T209">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148">Руки и ноги с виду целы, <text:span text:style-name="T210">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36">gemütlich </text:span><text:span text:style-name="T211">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37">Inflationszeit,</text:span><text:span text:style-name="T211"> в испятнаных страхом—его дитя и его беспомощную Лизору.</text:span></text:p>
      <text:p text:style-name="P39"><text:span text:style-name="T65">Она ту проходила: одна из миллиона лишившихся корней. В поисках своей дочери, Бианки, двигалась на восток </text:span><text:span text:style-name="T114">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212">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38">à la</text:span><text:span text:style-name="T212">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38">двигалась</text:span><text:span text:style-name="T212">.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38">Alpdrücken</text:span><text:span text:style-name="T212">. Герхардт в те дни всё ещё был за усиленное освещение». <text:s/>Серебристо-серый собирается в крохотных морщинках её перчаток, когда она </text:span><text:soft-page-break/><text:span text:style-name="T212">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38">длинные коридоры</text:span><text:span text:style-name="T212">….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38">Das </text:span><text:span text:style-name="T1">Wütend Reich</text:span>, <text:span text:style-name="T213">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213">», даже на «</text:span><text:span text:style-name="T39">Königreich</text:span><text:span text:style-name="T213">», но фон Гёль стоял на своём. Он играл с огнём. Для компенсации, он тут же начал </text:span><text:span text:style-name="T39">Высшее Общество</text:span><text:span text:style-name="T213">,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39">Высшее Общество </text:span><text:span text:style-name="T214">было у нас вторым фильмом, но этот вот» </text:span><text:span text:style-name="T40">этот вот?</text:span><text:span text:style-name="T214"> «</text:span><text:span text:style-name="T40">Alpdrücken</text:span><text:span text:style-name="T214">,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40">Reich</text:span><text:span text:style-name="T214">’а—Грета Эрдман и Макс Шлепциг, </text:span><text:span text:style-name="T40">Чудом Вместе</text:span><text:span text:style-name="T214">—» </text:span></text:p>
      <text:p text:style-name="P2">– <text:span text:style-name="T214">Макс Шлепциг,</text:span>– <text:span text:style-name="T215">вторит Слотроп вылупившись,</text:span>– <text:span text:style-name="T215">брось дурить. </text:span><text:span text:style-name="T41"><text:s/>Макс Шлепциг</text:span><text:span text:style-name="T215">?</text:span></text:p>
      <text:p text:style-name="P3">– <text:span text:style-name="T216">Это не настоящее его имя. Эрдман тоже не моё. Но всё включающее в себя «Землю» было политически верным</text:span>—<text:span text:style-name="T217">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4">– <text:span text:style-name="T218">Грета, кто-то решил что будет надёжнее дать и </text:span><text:span text:style-name="T42">мне</text:span><text:span text:style-name="T218"> имя Макс Шлепциг.</text:span>– <text:span text:style-name="T219">Он показывает ей пропуск выданный Кислотой Бумером.</text:span></text:p>
      <text:p text:style-name="P40">Она уставилась, затем кратко взглянула на Слотропа. Её снова бьёт дрожь. <text:span text:style-name="T220">Какая-то смесь желания и страха</text:span>: «<text:span text:style-name="T220">Я знала».</text:span></text:p>
      <text:p text:style-name="P5">– <text:span text:style-name="T221">Знала что?</text:span></text:p>
      <text:p text:style-name="P41">Глядя в сторону, покорная: «Знала, что он мёртв. Он исчез в 38-м. <text:span text:style-name="T222">Тогда Они во всю старались, не так ли?»</text:span></text:p>
      <text:p text:style-name="P42">Слотроп уже поднахватался, в Зоне, насчёт Европейских <text:span text:style-name="T223">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43"><text:span text:style-name="T115">–</text:span> <text:span text:style-name="T224">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117">Vistula</text:span><text:span text:style-name="T224"> у меня есть стальная коробка полная его писем. Не думай будто мне незнакома эта Латинская z перечёркнутая инженерским штрихом или эта виньетка </text:span><text:soft-page-break/><text:span text:style-name="T224">из g на конце? Обыщи всю Зону за своим «фальшивопечатником». Они не позволят тебе его найти. Им нужен ты <text:s/>именно тут, как раз сейчас.</text:span></text:p>
      <text:p text:style-name="P44">Ну, да. Что происходит когда параноик встречает параноика? Смешение солипсизмов. Ясное дело. <text:span text:style-name="T225">Два отклонения создают третье: </text:span><text:span text:style-name="T118">a moiré</text:span><text:span text:style-name="T225">, новый мир плывущих теней, взаимопересечений…. «‘Я нужен им’? Чего ради?»</text:span></text:p>
      <text:p text:style-name="P6">– <text:span text:style-name="T226">Ради меня.</text:span>– <text:span text:style-name="T226">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7">– <text:span text:style-name="T227">Ладно.</text:span></text:p>
      <text:p text:style-name="P7">– <text:span text:style-name="T227">Ты очень жестокий?</text:span></text:p>
      <text:p text:style-name="P7">– <text:span text:style-name="T227">Не знаю.</text:span></text:p>
      <text:p text:style-name="P7">– <text:span text:style-name="T227">Побудь, а? Пожалуйста. Найди что-нибудь, чтоб отстегать меня. Совсем немного. Просто для тепла.</text:span>– <text:span text:style-name="T227">Ностальгия. Боль возвращения домой. Он рыщет вокруг в инквизиционных причиндалах, </text:span><text:span text:style-name="T119">gyves, thumbscrews,</text:span><text:span text:style-name="T227">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45">Но кто-то уже обучил его. Что-то… те сны Прусские и <text:span text:style-name="T229">прозябание</text:span> среди их лугов, <text:span text:style-name="T228">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46">Все цепи и кандалы на Маргрете бряцают, <text:span text:style-name="T230">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43">единичностей</text:span><text:span text:style-name="T230">!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47">И что ждёт Слотропа, какая неприятная неожиданность, там, выше края чулков на Грете? Пустивших вдруг затяжку, <text:span text:style-name="T231">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text:span><text:soft-page-break/><text:span text:style-name="T231">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44">Боже, как больно ты мне</text:span><text:span text:style-name="T231"> и </text:span><text:span text:style-name="T44">Ах, Макс…</text:span><text:span text:style-name="T231"> и когда Слотроп вот-вот кончит, имя её ребёнка: вырывается через её превосходные зубы, явный прорыв боли, что не притворна, она вскрикивает, </text:span><text:span text:style-name="T44">Бианка</text:span><text:span text:style-name="T231">….</text:span></text:p>
      <text:p text:style-name="P49"><draw:frame draw:style-name="fr1" draw:name="Image12" text:anchor-type="paragraph" svg:width="6.9252in" svg:height="0.3661in" draw:z-index="2"><draw:image xlink:href="Pictures/1000000000000B720000009B428C9716555D8079.png" xlink:type="simple" xlink:show="embed" xlink:actuate="onLoad" loext:mime-type="image/png"/></draw:frame>...нна, сука<text:span text:style-name="T115">—</text:span>вот тебе, сучка<text:span text:style-name="T115">—бедная беспомощная </text:span><text:span text:style-name="T2">сука</text:span><text:span text:style-name="T115"> ты кончаешь не можешь сдержаться сейчас я тебя отхлещу снова выпорю до </text:span><text:span text:style-name="T2">крови…</text:span><text:span text:style-name="T115">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115">,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50">Только позднее он попытался определить время. <text:span text:style-name="T232">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45">Alpdrücken</text:span><text:span text:style-name="T232"> <text:s/>к какому-то жирному подобию невесты? Сколько призрачных детей будет зачато на Эрдман в ту ночь?</text:span></text:p>
      <text:p text:style-name="P51">У Пёклера никогда, в сущности, не было шанса, что Лени забеременеет. <text:span text:style-name="T233">Но оглядываясь назад, он знал, <text:s/>это случилось в ту ночь, <text:s/></text:span><text:span text:style-name="T45">Alpdrücken </text:span><text:span text:style-name="T233">ночь, что Ильзе была зачата. Они еблись уже так редко. Не трудно было высчитать. </text:span><text:span text:style-name="T46">Так это и случилось. Кино. А что ж ещё? Разве не то же самое сделали из моего ребёнка, кино?</text:span></text:p>
      <text:p text:style-name="P48"><text:s/><text:span text:style-name="T234">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55">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52">Если есть этому музыкальный фон, то это струны ветра и группа духовых <text:span text:style-name="T235">шеренгой </text:span>в ярких <text:span text:style-name="T235">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text:span><text:soft-page-break/><text:span text:style-name="T235">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53">Она должно быть всегда была ребёнком в чьём-то списке. <text:span text:style-name="T236">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54">Она выходила в свой уличный театр всякий раз в надежде не вернуться, <text:span text:style-name="T237">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56">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238">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text:span><text:soft-page-break/><text:span text:style-name="T238">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47">всё</text:span><text:span text:style-name="T238">…. </text:span></text:p>
      <text:p text:style-name="P57">Введение А4 в полную-боевую не накатило на него. <text:span text:style-name="T239">Готовность, по сути, не оказалась кульминацией. Это не было даже точкой.</text:span></text:p>
      <text:p text:style-name="P8">– <text:span text:style-name="T240">Они используют тебя, чтоб убивать людей,</text:span>– <text:span text:style-name="T241">говорила ему Лени, стараясь быть доходчивой как могла.</text:span>– <text:span text:style-name="T242">Это единственная их работа, а ты им помогаешь.</text:span></text:p>
      <text:p text:style-name="P9">– <text:span text:style-name="T243">Нам всем </text:span><text:span text:style-name="T48">это</text:span><text:span text:style-name="T243"> однажды понадобится, чтобы покинуть землю. Переступить пределы.</text:span></text:p>
      <text:p text:style-name="P58">Она рассмеялась. « <text:span text:style-name="T243">Переступить пределы» </text:span>от Пёклера?</text:p>
      <text:p text:style-name="P10">– <text:span text:style-name="T244">Однажды,</text:span>– <text:span text:style-name="T244">стараясь как только может,</text:span>– <text:span text:style-name="T244">им не придётся убивать. Границы утратят всякое значение. Нам останется всё внешнее пространство….</text:span></text:p>
      <text:p text:style-name="P11">– <text:span text:style-name="T49">О</text:span><text:span text:style-name="T245">, ты слепой,</text:span>– <text:span text:style-name="T245">выплюнула ему, как плевалась его слепотой каждый день, ею и ещё «</text:span><text:span text:style-name="T49">Kadavergehorsamkeit</text:span><text:span text:style-name="T245">», прекрасное слово, что он не мог уже представить произнесённым каким-либо другим голосом кроме её….</text:span></text:p>
      <text:p text:style-name="P59">Но право же, он не был послушным как покойник. Он занимался политикой, в определённой мере<text:span text:style-name="T115">—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246">как ракета. Армии не к кому было обратиться кроме как к частным изобретателям и клубам типа <text:s/>VfR.</text:span></text:p>
      <text:p text:style-name="P12">– <text:span text:style-name="T247">Брехня,</text:span>– <text:span text:style-name="T247">сказала Лени.</text:span>– <text:span text:style-name="T248">Они все заодно. Тебе это и впрямь не доходит, правда ведь.</text:span></text:p>
      <text:p text:style-name="P60">В самом <text:span text:style-name="T249">же </text:span>Обществе <text:span text:style-name="T249">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13">– <text:span text:style-name="T250">Откуда, по-твоему, деньги у Армии?</text:span>– <text:span text:style-name="T250">спросила Лени.</text:span></text:p>
      <text:p text:style-name="P13">– <text:span text:style-name="T250">Какая разница? Деньги есть деньги.</text:span></text:p>
      <text:p text:style-name="P14">– <text:span text:style-name="T50">Нет</text:span><text:span text:style-name="T251">!</text:span></text:p>
      <text:p text:style-name="P61">Майор Вайсман был одним из нескольких серых преосвященств вокруг ракет<text:span text:style-name="T252">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text:span><text:soft-page-break/><text:span text:style-name="T252">роли Пёклера, как тот в роли Лени. Но Лени ушла в конце концов. У Пёклера должно быть не хватило на это воли.</text:span></text:p>
      <text:p text:style-name="P62">Он считал себя практичным человеком. <text:span text:style-name="T253">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51">Luftwaffe</text:span><text:span text:style-name="T253">.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51">Luftwaffe</text:span><text:span text:style-name="T253">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51">technologique,</text:span><text:span text:style-name="T253">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63">Но Лени ошибалась, никто его не использовал. <text:span text:style-name="T254">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66">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64">Однажды ночью он сжёг двадцать страниц вычислений. <text:span text:style-name="T255">Знаки интеграла взвивались как зачарованные кобры, </text:span><text:span text:style-name="T52">d</text:span><text:span text:style-name="T255"> со смешными завитушками маршировали словно горбуны за край пламени в волны кружевного пепла. Но это был единственный рецидив.</text:span></text:p>
      <text:p text:style-name="P65"><text:span text:style-name="T256">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53">Halbmodelle</text:span><text:span text:style-name="T256">: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text:span><text:soft-page-break/><text:span text:style-name="T256">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67">В те дни большая часть финансирования и внимания доставалась группе по двигателю. <text:span text:style-name="T257">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54">перед</text:span><text:span text:style-name="T257">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68">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258">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15">– <text:span text:style-name="T259">Валентность,</text:span>– <text:span text:style-name="T259">протестовал Пёклер,</text:span>– <text:span text:style-name="T259">условие внешних слоёв, и ничего более.</text:span></text:p>
      <text:p text:style-name="P15">– <text:span text:style-name="T259">Подумай лучше,</text:span>– <text:span text:style-name="T259">сказал Мондауген.</text:span></text:p>
      <text:p text:style-name="P69">Был там ещё некий Фарингер, специалист по аэродинамике, который уходил в сосновые леса Пенемюнде со своим <text:span text:style-name="T260">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55">Folgsamkeitfaktor</text:span><text:span text:style-name="T260">»,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70"><text:span text:style-name="T115">– </text:span>Во имя катода, анода и пресвятой сетки,<text:span text:style-name="T115">– </text:span>сказал Пёклер.</text:p>
      <text:p text:style-name="P16"><text:soft-page-break/>– <text:span text:style-name="T261">Да, это неплохо,</text:span>– <text:span text:style-name="T261">улыбнулся Мондауген.</text:span></text:p>
      <text:p text:style-name="P71">Ближе всего к нулю из них всех был, пожалуй, Африканец Енцин, <text:span text:style-name="T262">протеже майора Вайсмана. На </text:span><text:span text:style-name="T56">Versuchsanstalt</text:span><text:span text:style-name="T262">,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56">покое</text:span><text:span text:style-name="T262">….</text:span></text:p>
      <text:p text:style-name="P72">Пёклер переехал в Пенемюнде в 1937 вместе с остальными 90. Они вторгались в саму Гравитацию, и нужно было разложить плацдарм. <text:span text:style-name="T263">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73">Море в то лето по большей части было голубым и тихим, но осенью погода поменялась. <text:span text:style-name="T264">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74">Он обернул тот сезон в детство, в раненого пса. Во время тех одиноких мокрых прогулок он размышлял о Лени: <text:span text:style-name="T265">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75">Но бремя его несчастного Берлинского «я» никак не отцеплялось. Он разговаривал с ним, слушал, проверял, <text:span text:style-name="T266">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57">, ja, ja, </text:span><text:soft-page-break/><text:span text:style-name="T57">stimmt, ja,</text:span><text:span text:style-name="T266"> какому-то плану, что носишь не в голове, а </text:span><text:span text:style-name="T57">на</text:span><text:span text:style-name="T266">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57">ххуух</text:span><text:span text:style-name="T115">—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76"><text:span text:style-name="T267">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126">½</text:span><text:span text:style-name="T267">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58">объёму изменений</text:span><text:span text:style-name="T267">,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77">Шли запуски модели А3, крещёной не шампанским, а флягами жидкого кислорода весёлыми техниками. <text:span text:style-name="T268">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120">Heinkels</text:span><text:span text:style-name="T268">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121">calculus</text:span><text:span text:style-name="T268">),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78"><text:soft-page-break/>Он вернулся к себе на закате, слишком уставший или задумавшийся, чтобы слишком впечатляться полыхающим разноцветьем в палисадничках, <text:span text:style-name="T269">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17">– <text:span text:style-name="T270">Герр Пёклер? Я ваша</text:span>—</text:p>
      <text:p text:style-name="P17">– <text:span text:style-name="T270">Ильзе. Ильзе….</text:span></text:p>
      <text:p text:style-name="P79">Он должно быть приподнял её, целовал, задвинул занавеску. Какой-то рефлекс. <text:span text:style-name="T271">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59">Вправду</text:span><text:span text:style-name="T271">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18">– <text:span text:style-name="T272">С обеда.</text:span>– <text:span text:style-name="T272">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80">Вайсман? Что всё это значило? <text:span text:style-name="T273">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86">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81">Они прислали её сюда из какого-то места в горах, где зябко даже летом<text:span text:style-name="T115">—окружённое колючей проволокой и яркие лампы горят всю ночь. Ам не было мальчиков—только девочки, матери,</text:span> <text:span text:style-name="T274">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82"><text:soft-page-break/>Но Пёклер едва слушал, только одна данность имела значение для него: <text:span text:style-name="T275">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83">Курт Мондауген был единственным, кому он мог довериться, <text:span text:style-name="T276">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84">Он знал Вайсмана по Юго-Западной. Они были вместе в месяцы осады виллы Фоппла: <text:span text:style-name="T277">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85">Они стояли на крыше одного из сборочных цехов, <text:span text:style-name="T278">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19">– <text:span text:style-name="T279">Нет. Ты должен ждать.</text:span></text:p>
      <text:p text:style-name="P19">– <text:span text:style-name="T279">Это неправильно, Мондауген.</text:span></text:p>
      <text:p text:style-name="P20">– <text:span text:style-name="T280">Нет.</text:span></text:p>
      <text:p text:style-name="P20">– <text:span text:style-name="T280">Как же с Ильзе? Она должна вернуться туда?</text:span></text:p>
      <text:p text:style-name="P20">– <text:span text:style-name="T280">Я не знаю. Но сейчас она здесь.</text:span></text:p>
      <text:p text:style-name="P87">Так что, как обычно, Пёклер избрал помалкивать. <text:span text:style-name="T281">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88">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89">Они прогуливались, он и Ильзе, вдоль штормового побережья<text:span text:style-name="T115">—</text:span>кормили уток, разведывали сосновые леса. <text:span text:style-name="T282">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60">кому бы она ни рассказ</text:span><text:span text:style-name="T61">ыв</text:span><text:span text:style-name="T60">ала, дальше этого не пойдёт</text:span><text:span text:style-name="T282">.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60">Luftwaffe</text:span><text:span text:style-name="T282">.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1">– <text:span text:style-name="T283">Нет, это случайно. Ей полагается делать большую кривую,</text:span>– <text:span text:style-name="T284">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2">– <text:span text:style-name="T285">Куда она летит?</text:span></text:p>
      <text:p text:style-name="P23">– <text:span text:style-name="T286">Куда мы ей скажем.</text:span></text:p>
      <text:p text:style-name="P24"><text:soft-page-break/>– <text:span text:style-name="T287">Можно я однажды полечу в ней? Я помещусь внутри, правда же?.</text:span></text:p>
      <text:p text:style-name="P90">Она задавала невозможные вопросы. «Однажды»,<text:span text:style-name="T115">– сказал ей Пёклер.– «Может быть однажды на Луну».</text:span></text:p>
      <text:p text:style-name="P25">– <text:span text:style-name="T288">На Луну...</text:span>– <text:span text:style-name="T288">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91">Может он должен был ей сказать что такое <text:span text:style-name="T289">на самом деле</text:span> «моря» на Луне? <text:span text:style-name="T290">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62">Я так во всём напартачил… <text:s/>там у них специально подготовленные люди… обученный персонал… они знают что онужно ребёнку…</text:span><text:span text:style-name="T290">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92">Пёклер возможно всего лишь свидетель в эту ночь<text:span text:style-name="T115">—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115"> людском, пройти—без чувства, без удивления (как пробудешь тут какое-то время—что бы уж </text:span><text:span text:style-name="T2">оно</text:span><text:span text:style-name="T115">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115">!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text:span><text:soft-page-break/><text:span text:style-name="T115">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действительном существовании</text:span><text:span text:style-name="T115">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115">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93">Кекуле снится Великий Змий зажавший собственный хвост в своей пасти, замечтавшийся Змий окружающий Мир. <text:span text:style-name="T291">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63">разрушение</text:span><text:span text:style-name="T291">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63">уши </text:span><text:span text:style-name="T291"><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63">u.s.w</text:span><text:span text:style-name="T291">.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text:span><text:soft-page-break/><text:span text:style-name="T291">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63">пассажирам занять свои места</text:span><text:span text:style-name="T291">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63">в точности как та змея с её хвостом у неё в пасти</text:span><text:span text:style-name="T291">,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63">кем</text:span><text:span text:style-name="T291">?»–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63">Их можно изменять</text:span><text:span text:style-name="T291">, и собирать новые молекулы из обломков имеющихся….» Кто-нибудь скажет мне что ещё прошептал нам Змий? Ну-ка—кто знает? Скажите нам, </text:span><text:span text:style-name="T63">Пёклер</text:span><text:span text:style-name="T291">—</text:span></text:p>
      <text:p text:style-name="P94">Собственное имя грянуло над ним словно раскат грома, <text:span text:style-name="T292">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95">Его дневные смены проходили лучше. Остальные уже не держались так отстранённо, <text:span text:style-name="T293">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96">Потом в один вечер он вернулся с Ойе, <text:span text:style-name="T294">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295">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text:span><text:soft-page-break/><text:span text:style-name="T295">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26">– <text:span text:style-name="T296">Если я устрою встречу с Вайсманом,</text:span>– <text:span text:style-name="T296">предложил Мондауген,</text:span>– <text:span text:style-name="T297">сможешь держаться вежливо? спокойно? </text:span></text:p>
      <text:p text:style-name="P27">– <text:span text:style-name="T297">Нет. С ним нет… Нет ещё.</text:span></text:p>
      <text:p text:style-name="P28">– <text:span text:style-name="T298">Когда решишь, что ты готов, дай мне знать. </text:span><text:span text:style-name="T64">Когда</text:span><text:span text:style-name="T298"> готов, ты будешь знать как поступить.</text:span>– <text:span text:style-name="T299">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98">Жертва в <text:span text:style-name="T301">пустоте</text:span>!</text:p>
      <text:p text:style-name="P99"/>
      <text:p text:style-name="P150">Nur . . . ein . . . Op-fer!</text:p>
      <text:p text:style-name="P150">Sehr ins Vakuum,</text:p>
      <text:p text:style-name="P149">(“<text:span text:style-name="T301">Неужто никто не попользуется мной</text:span>?”)</text:p>
      <text:p text:style-name="P150">Wird niemand ausnut-zen mich, auch?</text:p>
      <text:p text:style-name="P149">(“<text:span text:style-name="T301">Я раб без госпожи</text:span>, <text:span text:style-name="T301">у меня простой,</text:span>”)</text:p>
      <text:p text:style-name="P150">Nur ein Sklave, ohne Her-rin, (ya-ta ta-ta)</text:p>
      <text:p text:style-name="P149">(“<text:span text:style-name="T300">А и на хрен сдалась свобода</text:span>?”)</text:p>
      <text:p text:style-name="P150">Wer zum Teufel die Freiheit, braucht?</text:p>
      <text:p text:style-name="P38"/>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64</meta:editing-cycles>
    <meta:creation-date>2020-11-18T15:01:00</meta:creation-date>
    <dc:date>2021-07-09T09:57:20.785260309</dc:date>
    <meta:editing-duration>P17DT16H8M3S</meta:editing-duration>
    <meta:generator>LibreOffice/6.1.5.2$Linux_X86_64 LibreOffice_project/10$Build-2</meta:generator>
    <meta:document-statistic meta:table-count="0" meta:image-count="3" meta:object-count="0" meta:page-count="23" meta:paragraph-count="176" meta:word-count="12349" meta:character-count="83335" meta:non-whitespace-character-count="71088"/>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